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2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2">'&lt;'</text:span> | <text:span text:style-name="T2">'≤'</text:span>) 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2">‘&gt;’</text:span> | <text:span text:style-name="T2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3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3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3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3">‘:’</text:span><text:span text:style-name="T1"> SetLiteral (</text:span><text:span text:style-name="T3">‘×’</text:span><text:span text:style-name="T1"> SetLiteral)* </text:span><text:span text:style-name="T3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3">‘:’</text:span><text:span text:style-name="T1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3">'=' '⁜c’ </text:span><text:span text:style-name="T4">(</text:span><text:span text:style-name="T3">‘⏴’ </text:span><text:span text:style-name="T4">Expr</text:span><text:span text:style-name="T3"> ‘⏵⏴’</text:span><text:span text:style-name="T4"> StmtBody</text:span><text:span text:style-name="T3"> ‘⏵’</text:span><text:span text:style-name="T4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3">'\n'</text:span><text:span text:style-name="T1">? </text:span><text:span text:style-name="T3">‘∧’</text:span><text:span text:style-name="T1"> </text:span><text:span text:style-name="T3">'\n'</text:span><text:span text:style-name="T1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Addition (</text:span><text:span text:style-name="T3">'\n'</text:span><text:span text:style-name="T1">? </text:span><text:span text:style-name="T3">‘∨’</text:span><text:span text:style-name="T1"> </text:span><text:span text:style-name="T3">'\n'</text:span><text:span text:style-name="T1">? </text:span>Addi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</text:span><text:span text:style-name="T3">'\n'</text:span><text:span text:style-name="T1">? (</text:span><text:span text:style-name="T3">'+'</text:span><text:span text:style-name="T1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1">) </text:span><text:span text:style-name="T3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</text:span><text:span text:style-name="T3">'\n'</text:span><text:span text:style-name="T1">? (</text:span><text:span text:style-name="T3">'*'</text:span><text:span text:style-name="T1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2">'-'</text:span><text:span text:style-name="T5"> | </text:span><text:span text:style-name="T2">‘¬’</text:span><text:span text:style-name="T5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2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1"> NestedExpr </text:span><text:span text:style-name="T3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1"> NestedExpr </text:span><text:span text:style-name="T3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1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1"> (</text:span><text:span text:style-name="T3">‘⏴’</text:span><text:span text:style-name="T1"> Expr </text:span><text:span text:style-name="T3">‘⏵’</text:span><text:span text:style-name="T1"> (</text:span><text:span text:style-name="T3">‘⏴’</text:span><text:span text:style-name="T1"> Expr </text:span><text:span text:style-name="T3">‘⏵’</text:span><text:span text:style-name="T1">)?)? Expr? </text:span><text:span text:style-name="T3">‘d’</text:span><text:span text:style-name="T4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1"> (</text:span><text:span text:style-name="T3">‘⏴’</text:span><text:span text:style-name="T1"> Stmt </text:span><text:span text:style-name="T3">‘⏵’</text:span><text:span text:style-name="T1"> (</text:span><text:span text:style-name="T3">‘⏴’</text:span><text:span text:style-name="T1"> Expr </text:span><text:span text:style-name="T3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1"> (</text:span><text:span text:style-name="T3">‘⏴’</text:span><text:span text:style-name="T1"> Stmt </text:span><text:span text:style-name="T3">‘⏵’</text:span><text:span text:style-name="T1"> (</text:span><text:span text:style-name="T3">‘⏴’</text:span><text:span text:style-name="T1"> Expr </text:span><text:span text:style-name="T3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||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‖‖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⌈⌉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⌊⌋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()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[]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⟨⟩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⟪⟫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1"> Expr </text:span><text:span text:style-name="T3">‘⏵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1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3">'⁜√⏴’</text:span><text:span text:style-name="T1"> Expr </text:span><text:span text:style-name="T3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1"> Expr </text:span><text:span text:style-name="T3">‘⏵⏴’</text:span><text:span text:style-name="T1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1"> Expr </text:span><text:span text:style-name="T3">‘⏵⏴’</text:span><text:span text:style-name="T1"> Expr </text:span><text:span text:style-name="T3">‘⏵⏴’</text:span><text:span text:style-name="T1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1">(</text:span><text:span text:style-name="T3">‘max’</text:span><text:span text:style-name="T1"> | </text:span><text:span text:style-name="T3">‘min’</text:span><text:span text:style-name="T1"> | </text:span><text:span text:style-name="T3">‘sup’</text:span><text:span text:style-name="T1"> | </text:span><text:span text:style-name="T3">‘inf’</text:span><text:span text:style-name="T1">) </text:span><text:span text:style-name="T3">‘⏵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{'</text:span><text:span text:style-name="T1"> Identifier (</text:span><text:span text:style-name="T3">‘∈’ </text:span><text:span text:style-name="T1">Expr)? (</text:span><text:span text:style-name="T3">'|'</text:span><text:span text:style-name="T1"> | </text:span><text:span text:style-name="T3">':'</text:span><text:span text:style-name="T1">) Stmt (</text:span><text:span text:style-name="T3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1"> | </text:span><text:span text:style-name="T3">‘ℝ’</text:span><text:span text:style-name="T1"> | </text:span><text:span text:style-name="T3">‘ℝ⁺’</text:span><text:span text:style-name="T1"> | </text:span><text:span text:style-name="T3">‘ℤ’</text:span><text:span text:style-name="T1"> | </text:span><text:span text:style-name="T3">‘ℤ⁺’</text:span><text:span text:style-name="T4"> |</text:span><text:span text:style-name="T3"> ‘ℤ⁻’ </text:span><text:span text:style-name="T1">| </text:span><text:span text:style-name="T3">‘𝔹’</text:span><text:span text:style-name="T1"> | </text:span><text:span text:style-name="T3">‘ℂ’</text:span><text:span text:style-name="T1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21:49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13T18:00:45.387000000</dc:date>
    <meta:editing-duration>PT4H45M46S</meta:editing-duration>
    <meta:editing-cycles>80</meta:editing-cycles>
    <meta:generator>LibreOffice/6.1.5.2$Windows_X86_64 LibreOffice_project/90f8dcf33c87b3705e78202e3df5142b201bd805</meta:generator>
    <meta:document-statistic meta:table-count="1" meta:cell-count="224" meta:object-count="0"/>
  </office:meta>
</office:document-meta>
</file>